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14mm"/>
    </style:style>
    <style:style style:name="co2" style:family="table-column">
      <style:table-column-properties fo:break-before="auto" style:column-width="76.52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duct Backlog – Ruzzle</text:p>
          </table:table-cell>
          <table:table-cell table:style-name="ce1"/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Estimated Effor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nfigurazione e Bootrap del progetto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nfigurazione standard per lo sviluppo (Agile)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eazione e Utilizzo del board del gioco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reazione dell’interfaccia grafica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struzione ed utilizzo del dizionario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mplementazione delle regole di base 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mplementazione del sistema di punteggio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reazione e gestione utenti con classifica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5">00/00/0000</text:date>, <text:time style:data-style-name="N2" text:time-value="10:36:25.67994197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0:09:41.550914738</meta:creation-date>
    <dc:date>2019-01-25T10:38:36.517401913</dc:date>
    <meta:editing-duration>PT2M12S</meta:editing-duration>
    <meta:editing-cycles>2</meta:editing-cycles>
    <meta:generator>LibreOffice/5.1.6.2$Linux_X86_64 LibreOffice_project/10m0$Build-2</meta:generator>
    <meta:document-statistic meta:table-count="1" meta:cell-count="28" meta:object-count="0"/>
  </office:meta>
</office:document-meta>
</file>